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text:tab/>Kosh-Agach solar power plant is one of the largest solar power plants in Russia and the most powerful power plant in the Altai Republic. The power plant was built in 2014 in 4 months. The capacity of the power plant is 10 MW.</text:p>
      <text:p text:style-name="Standard"><text:tab/>The power plant is located near the village of Kosh-Agach in the South of the Altai Republic at an altitude of about 1800 meters above sea level. Kosh-Agach district of the Altai Republic is one of the sunniest places in Russia, there are more than 300 Sunny days a year, and the level of specific electricity generation reaches 1400 kWh per m2 per year.</text:p>
      <text:p text:style-name="Standard"><text:tab/>It provides electricity to more than 2,000 households, which is one-sixth of the needs of the region.</text:p>
      <text:p text:style-name="Standard"><text:tab/>Kosh-Agach power plant became the first in Altai own power generation facility and it is the first object of the solar power network in Russ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2:46:04.630246645</meta:creation-date>
    <dc:date>2019-10-22T13:35:06.534173922</dc:date>
    <meta:editing-duration>PT2M45S</meta:editing-duration>
    <meta:editing-cycles>1</meta:editing-cycles>
    <meta:document-statistic meta:table-count="0" meta:image-count="0" meta:object-count="0" meta:page-count="1" meta:paragraph-count="4" meta:word-count="149" meta:character-count="827" meta:non-whitespace-character-count="678"/>
    <meta:generator>LibreOffice/6.0.7.3$Linux_X86_64 LibreOffice_project/00m0$Build-3</meta:generator>
  </office:meta>
</office:document-meta>
</file>